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P1" style:family="paragraph" style:parent-style-name="Heading">
      <style:paragraph-properties fo:text-align="center" style:justify-single-word="false"/>
    </style:style>
    <style:style style:name="P2" style:family="paragraph" style:parent-style-name="Normale">
      <style:text-properties fo:language="en" fo:country="US"/>
    </style:style>
    <style:style style:name="P3" style:family="paragraph" style:parent-style-name="Normale">
      <style:text-properties officeooo:paragraph-rsid="00113df0"/>
    </style:style>
    <style:style style:name="P4" style:family="paragraph" style:parent-style-name="Normale">
      <style:paragraph-properties fo:text-align="end" style:justify-single-word="false"/>
      <style:text-properties officeooo:paragraph-rsid="00113df0"/>
    </style:style>
    <style:style style:name="P5" style:family="paragraph" style:parent-style-name="Normale">
      <style:paragraph-properties fo:break-before="page"/>
    </style:style>
    <style:style style:name="P6" style:family="paragraph" style:parent-style-name="Titolo_20_sommario">
      <style:text-properties fo:language="en" fo:country="US"/>
    </style:style>
    <style:style style:name="P7" style:family="paragraph" style:parent-style-name="Text_20_body">
      <style:text-properties officeooo:rsid="00113df0" officeooo:paragraph-rsid="00113df0"/>
    </style:style>
    <style:style style:name="P8" style:family="paragraph" style:parent-style-name="Text_20_body">
      <style:text-properties officeooo:paragraph-rsid="00113df0"/>
    </style:style>
    <style:style style:name="P9" style:family="paragraph" style:parent-style-name="Heading_20_2">
      <style:text-properties officeooo:rsid="00113df0" officeooo:paragraph-rsid="00113df0"/>
    </style:style>
    <style:style style:name="P10" style:family="paragraph" style:parent-style-name="Text_20_body">
      <style:text-properties officeooo:rsid="001379b6" officeooo:paragraph-rsid="001379b6"/>
    </style:style>
    <style:style style:name="P11" style:family="paragraph" style:parent-style-name="Text_20_body">
      <style:text-properties officeooo:rsid="00177aa8" officeooo:paragraph-rsid="00177aa8"/>
    </style:style>
    <style:style style:name="P12" style:family="paragraph" style:parent-style-name="Text_20_body">
      <style:text-properties officeooo:rsid="0018bcd0" officeooo:paragraph-rsid="0018bcd0"/>
    </style:style>
    <style:style style:name="P13" style:family="paragraph" style:parent-style-name="Text_20_body">
      <style:text-properties officeooo:rsid="0018bcd0" officeooo:paragraph-rsid="001be133"/>
    </style:style>
    <style:style style:name="P14" style:family="paragraph" style:parent-style-name="Text_20_body">
      <style:text-properties officeooo:rsid="00190966" officeooo:paragraph-rsid="00190966"/>
    </style:style>
    <style:style style:name="P15" style:family="paragraph" style:parent-style-name="Text_20_body">
      <style:text-properties officeooo:rsid="001cbd5c" officeooo:paragraph-rsid="001cbd5c"/>
    </style:style>
    <style:style style:name="P16" style:family="paragraph" style:parent-style-name="Text_20_body">
      <style:text-properties officeooo:rsid="001df625" officeooo:paragraph-rsid="001df625"/>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Normale" style:master-page-name="MPF0">
      <style:paragraph-properties style:page-number="auto" fo:break-before="page"/>
    </style:style>
    <style:style style:name="P20" style:family="paragraph" style:parent-style-name="Heading_20_1">
      <style:text-properties officeooo:rsid="00113df0" officeooo:paragraph-rsid="00113df0"/>
    </style:style>
    <style:style style:name="P21" style:family="paragraph" style:parent-style-name="Heading_20_1">
      <style:text-properties officeooo:paragraph-rsid="00113df0"/>
    </style:style>
    <style:style style:name="P22" style:family="paragraph" style:parent-style-name="Heading_20_1">
      <style:paragraph-properties fo:break-before="page"/>
    </style:style>
    <style:style style:name="P23" style:family="paragraph" style:parent-style-name="Heading_20_2">
      <style:text-properties officeooo:rsid="00113df0" officeooo:paragraph-rsid="00113df0"/>
    </style:style>
    <style:style style:name="P24" style:family="paragraph" style:parent-style-name="Table_20_Contents">
      <style:text-properties style:font-name="Times New Roman" officeooo:rsid="001379b6" officeooo:paragraph-rsid="001379b6"/>
    </style:style>
    <style:style style:name="P25" style:family="paragraph" style:parent-style-name="Table_20_Contents">
      <style:text-properties style:font-name="Times New Roman" officeooo:rsid="00155d61" officeooo:paragraph-rsid="00155d61"/>
    </style:style>
    <style:style style:name="P26" style:family="paragraph">
      <loext:graphic-properties draw:fill="gradient" draw:fill-gradient-name="a0"/>
      <style:paragraph-properties style:writing-mode="lr-tb" style:font-independent-line-spacing="false"/>
    </style:style>
    <style:style style:name="P27" style:family="paragraph">
      <loext:graphic-properties draw:fill="solid" draw:fill-color="#c4bd97" draw:opacity="100%"/>
    </style:style>
    <style:style style:name="P28" style:family="paragraph">
      <loext:graphic-properties draw:fill="solid" draw:fill-color="#948a54" draw:opacity="100%"/>
    </style:style>
    <style:style style:name="P29" style:family="paragraph">
      <loext:graphic-properties draw:fill="solid" draw:fill-color="#4a452a" draw:opacity="100%"/>
    </style:style>
    <style:style style:name="T1" style:family="text">
      <style:text-properties fo:font-weight="bold" style:font-weight-asian="bold" style:font-weight-complex="bold"/>
    </style:style>
    <style:style style:name="T2" style:family="text">
      <style:text-properties fo:color="#1f497d" fo:font-size="10pt" fo:letter-spacing="0.106cm" fo:font-weight="bold" officeooo:rsid="00113df0" style:font-size-asian="10pt" style:font-weight-asian="bold" style:font-size-complex="10pt" style:font-weight-complex="bold"/>
    </style:style>
    <style:style style:name="T3" style:family="text">
      <style:text-properties fo:color="#1f497d" style:font-name="Cambria" fo:font-size="20pt" style:font-name-asian="Times New Roman2" style:font-size-asian="20pt" style:font-name-complex="Times New Roman2" style:font-size-complex="20pt"/>
    </style:style>
    <style:style style:name="T4" style:family="text">
      <style:text-properties fo:color="#1f497d" style:font-name="Cambria" fo:font-size="20pt" officeooo:rsid="00113df0" style:font-name-asian="Times New Roman2" style:font-size-asian="20pt" style:font-name-complex="Times New Roman2" style:font-size-complex="20pt"/>
    </style:style>
    <style:style style:name="T5" style:family="text">
      <style:text-properties fo:color="#1f497d" style:font-name="Cambria" fo:font-size="40pt" style:font-name-asian="Times New Roman2" style:font-size-asian="40pt" style:font-name-complex="Times New Roman2" style:font-size-complex="40pt"/>
    </style:style>
    <style:style style:name="T6" style:family="text">
      <style:text-properties fo:color="#1f497d" officeooo:rsid="00113df0"/>
    </style:style>
    <style:style style:name="T7" style:family="text">
      <style:text-properties fo:color="#ffffff" style:font-name="Cambria" fo:font-size="40pt" officeooo:rsid="00113df0" style:font-name-asian="Times New Roman2" style:font-size-asian="40pt" style:font-name-complex="Times New Roman2" style:font-size-complex="40pt"/>
    </style:style>
    <style:style style:name="T8" style:family="text">
      <style:text-properties officeooo:rsid="00113df0"/>
    </style:style>
    <style:style style:name="T9" style:family="text">
      <style:text-properties officeooo:rsid="001379b6"/>
    </style:style>
    <style:style style:name="T10" style:family="text">
      <style:text-properties officeooo:rsid="00174e60"/>
    </style:style>
    <style:style style:name="T11" style:family="text">
      <style:text-properties officeooo:rsid="001be133"/>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254cm" fo:border="none" style:writing-mode="lr-t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254cm" fo:padding-right="0.254cm" fo:padding-top="0.508cm" fo:padding-bottom="0.254cm" fo:border="none" style:writing-mode="lr-tb"/>
    </style:style>
    <style:style style:name="Sect1" style:family="section">
      <style:section-properties style:editable="false">
        <style:columns fo:column-count="1" fo:column-gap="0cm"/>
      </style:section-properties>
    </style: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d97" draw:opacity="100%" fo:min-height="0cm" fo:min-width="0cm" style:run-through="background"/>
    </style:style>
    <style:style style:name="gr4" style:family="graphic">
      <style:graphic-properties draw:stroke="none" draw:fill="solid" draw:fill-color="#948a54" draw:opacity="100%" fo:min-height="0cm" fo:min-width="0cm" style:run-through="background"/>
    </style:style>
    <style:style style:name="gr5" style:family="graphic">
      <style:graphic-properties draw:stroke="none" draw:fill="solid" draw:fill-color="#4a452a" draw:opacity="100%"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11.225cm" svg:y="24.592cm" svg:width="8.416cm" style:rel-width="scale" svg:height="3.817cm" style:rel-height="scale" draw:z-index="3">
        <draw:text-box>
          <text:p text:style-name="P4"><text:span text:style-name="Car._20_predefinito_20_paragrafo"><text:span text:style-name="T2">Group 9:</text:span></text:span></text:p>
          <text:p text:style-name="P4"><text:span text:style-name="Car._20_predefinito_20_paragrafo"><text:span text:style-name="T2">Pavel Konarik</text:span></text:span></text:p>
          <text:p text:style-name="P4"><text:span text:style-name="Car._20_predefinito_20_paragrafo"><text:span text:style-name="T2">Ivan XXXX</text:span></text:span></text:p>
          <text:p text:style-name="P4"><text:span text:style-name="Car._20_predefinito_20_paragrafo"><text:span text:style-name="T2">Marek Ertinger</text:span></text:span></text:p>
        </draw:text-box>
      </draw:frame>
      <draw:frame draw:style-name="fr2" draw:name="Cornice3" text:anchor-type="page" text:anchor-page-number="1" svg:x="2.058cm" svg:y="17.069cm" svg:width="9.821cm" style:rel-width="scale" svg:height="4.085cm" style:rel-height="scale" draw:z-index="2">
        <draw:text-box>
          <text:p text:style-name="Normale"><text:span text:style-name="Car._20_predefinito_20_paragrafo"><text:span text:style-name="T4">COM3014 Group Report</text:span></text:span><text:span text:style-name="Car._20_predefinito_20_paragrafo"><text:span text:style-name="T3"> </text:span></text:span><text:span text:style-name="Car._20_predefinito_20_paragrafo"><text:span text:style-name="T3"><text:initial-creator/></text:span></text:span><text:span text:style-name="Car._20_predefinito_20_paragrafo"><text:span text:style-name="T3"><text:initial-creator/></text:span></text:span></text:p>
          <text:p text:style-name="P3"><text:span text:style-name="Car._20_predefinito_20_paragrafo"><text:span text:style-name="T6">Flexible Web Application – Interactive Fantasy football team management</text:span></text:span></text:p>
        </draw:text-box>
      </draw:frame>
      <draw:custom-shape text:anchor-type="page" text:anchor-page-number="1" draw:z-index="0" draw:style-name="gr1" draw:text-style-name="P26" svg:width="18.702cm" svg:height="16.38cm" svg:x="1.148cm" svg:y="0.69cm">
        <text:p/>
        <draw:enhanced-geometry svg:viewBox="0 0 21600 21600" draw:type="non-primitive" draw:enhanced-path="M 0 0 L 21600 0 21600 21600 0 21600 Z N"/>
      </draw:custom-shape>
      <text:p text:style-name="P19"><draw:g text:anchor-type="paragraph" draw:z-index="1" draw:name="Gruppo 7" draw:style-name="gr2"><draw:custom-shape draw:style-name="gr3" draw:text-style-name="P27" svg:width="0.941cm" svg:height="2.057cm" draw:transform="rotate (-1.5707963267949) translate (17.9130416666667cm 15.7252361111111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4" draw:text-style-name="P28" svg:width="0.941cm" svg:height="2.057cm" draw:transform="rotate (-1.5707963267949) translate (17.9130416666667cm 15.1131666666667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5" draw:text-style-name="P29" svg:width="0.941cm" svg:height="2.057cm" draw:transform="rotate (-1.5707963267949) translate (17.9130416666667cm 14.5028611111111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P3"><text:span text:style-name="Car._20_predefinito_20_paragrafo"><text:span text:style-name="T7">Footballs</text:span></text:span></text:p>
      <text:p text:style-name="P5"/>
      <text:p text:style-name="P6"/>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17"><text:s/>1 Stakeholders, requirements and objectives<text:tab/>3</text:p>
          <text:p text:style-name="P18">Stakeholders – Our Client<text:tab/>3</text:p>
          <text:p text:style-name="P18">Requirements<text:tab/>3</text:p>
          <text:p text:style-name="P18">SMART Objectives<text:tab/>3</text:p>
          <text:p text:style-name="P17"><text:s/>2 System Architecture<text:tab/>3</text:p>
          <text:p text:style-name="P17"><text:s/>3 Implementation<text:tab/>4</text:p>
          <text:p text:style-name="P17"><text:s/>4 Application Manual<text:tab/>4</text:p>
          <text:p text:style-name="P18">How to deploy<text:tab/>4</text:p>
          <text:p text:style-name="P18">User Manual<text:tab/>4</text:p>
          <text:p text:style-name="P17"><text:s/>5 Group Work (The team)<text:tab/>5</text:p>
          <text:p text:style-name="P17"><text:s/>6 Individual Contribution of Group Members<text:tab/>5</text:p>
          <text:p text:style-name="P17"><text:s/>7 Equality of effort statement<text:tab/>5</text:p>
          <text:p text:style-name="P17"><text:s/>8 Appendix<text:tab/>5</text:p>
        </text:index-body>
      </text:table-of-content>
      <text:p text:style-name="P2"/>
      <text:list xml:id="list5185028824176904252" text:style-name="Numbering_20_1">
        <text:list-item>
          <text:h text:style-name="P22" text:outline-level="1"><text:bookmark-start text:name="__RefHeading__360_161073819"/>Stakeholders, requirements and objectives<text:bookmark-end text:name="__RefHeading__360_161073819"/></text:h>
        </text:list-item>
      </text:list>
      <text:h text:style-name="Heading_20_2" text:outline-level="2">Stakeholders</text:h>
      <text:p text:style-name="P10">Our client “Footballs Inc.” (client) has approached our web development company with a software requirement for the creation of a web based fictional footbal game for their clients to support their business and brand and to reach new potential customers.</text:p>
      <text:h text:style-name="Heading_20_2" text:outline-level="2">Requirements</text:h>
      <text:p text:style-name="P10">Our Client has specified requirements for the web application to support their brand and to be aligned with their business plan for the Q1 of 2018.</text:p>
      <text:p text:style-name="P10">List of requirements specified by the client is available in the following table below.</text:p>
      <table:table table:name="Table1" table:style-name="Table1">
        <table:table-column table:style-name="Table1.A" table:number-columns-repeated="3"/>
        <table:table-row>
          <table:table-cell table:style-name="Table1.A1" office:value-type="string">
            <text:p text:style-name="P24">Description</text:p>
          </table:table-cell>
          <table:table-cell table:style-name="Table1.A1" office:value-type="string">
            <text:p text:style-name="P24">Severity</text:p>
          </table:table-cell>
          <table:table-cell table:style-name="Table1.C1" office:value-type="string">
            <text:p text:style-name="P25">Target Date</text:p>
          </table:table-cell>
        </table:table-row>
      </table:table>
      <text:p text:style-name="P10"/>
      <text:h text:style-name="P9" text:outline-level="2">SMART Objectives</text:h>
      <text:p text:style-name="P7">What are the objectives for the development team that have been agreed upon and that have been assigned to the members, how were they measured and what were the results of these objectives</text:p>
      <text:p text:style-name="P16">Implement Spring MVC - Pavel</text:p>
      <text:p text:style-name="P16">Create Database for our application - Ivan</text:p>
      <text:p text:style-name="P16">Setup HTML5 and CSS3 Styling using Bootstrap – Ivan/Marek</text:p>
      <text:p text:style-name="P16">Player object and respective controllers - Pavel</text:p>
      <text:p text:style-name="P16">Team obbject and respective controllers – Marek/Pavel</text:p>
      <text:p text:style-name="P16">Matchmaking - Ivan</text:p>
      <text:p text:style-name="P16">Account Security Implementation - Pavel</text:p>
      <text:p text:style-name="P16">Testing – Marek/Ivan</text:p>
      <text:p text:style-name="P16">Software Project Report – Marek/Pavel</text:p>
      <text:list xml:id="list20203035466607" text:continue-numbering="true" text:style-name="Numbering_20_1">
        <text:list-item>
          <text:h text:style-name="Heading_20_1" text:outline-level="1">System Architecture</text:h>
        </text:list-item>
      </text:list>
      <text:p text:style-name="P11">MVC approach</text:p>
      <text:p text:style-name="P11">Security implemented for user authentication</text:p>
      <text:p text:style-name="P11">SSL for secure network communication</text:p>
      <text:p text:style-name="P11">Use Case diagrams [admin user] and [standard user]</text:p>
      <text:p text:style-name="P11"/>
      <text:p text:style-name="P8">Description of the system architecture and supporting UML diagrams. The main diagrams should include: </text:p>
      <text:p text:style-name="P8">1. Use case diagrams (functionality as seen by users) with a short description (1 paragraph per diagram).</text:p>
      <text:p text:style-name="P8">2. Structural diagrams concerned with the functionality of the system, defining the object-oriented analysis and design elements, system decomposition into layers and subsystems, interfaces of the system and its components. Such diagrams include class diagrams, package diagrams and/or composite structure diagrams; <text:soft-page-break/>so choose the most appropriate. Each diagram should include a short description (1 paragraph for each diagram).</text:p>
      <text:p text:style-name="P8">3. Behavioural view diagrams of only three (most important) functions of the system. Such diagrams include sequence diagrams, activity diagrams, and/or state diagrams; so choose the most appropriate. Each diagram should include a short description (1 paragraph for each diagram).</text:p>
      <text:list xml:id="list20202135806298" text:continue-numbering="true" text:style-name="Numbering_20_1">
        <text:list-item>
          <text:h text:style-name="P20" text:outline-level="1">Implementation</text:h>
        </text:list-item>
      </text:list>
      <text:p text:style-name="P15">Spring version x.x.x</text:p>
      <text:p text:style-name="P15">Spring MVC</text:p>
      <text:p text:style-name="P15">Security packages we used</text:p>
      <text:p text:style-name="P15">BootStrap version x.x.x</text:p>
      <text:p text:style-name="P15">Tomcat Web Server</text:p>
      <text:p text:style-name="P15">MySQL Database Server version x.x.x</text:p>
      <text:p text:style-name="P15"/>
      <text:p text:style-name="P8">Description on the choice of technologies and patterns used in the implementation</text:p>
      <text:list xml:id="list20202585480911" text:continue-numbering="true" text:style-name="Numbering_20_1">
        <text:list-item>
          <text:h text:style-name="P20" text:outline-level="1">Application Manual</text:h>
        </text:list-item>
      </text:list>
      <text:p text:style-name="P8">Short deployment and user manual of the system describing the main setup requirements of the system and the available functionality (1 page max for the deployment manual and 2 pages max for the user manual). </text:p>
      <text:h text:style-name="P9" text:outline-level="2">How to deploy</text:h>
      <text:p text:style-name="P15">Install XAMPP</text:p>
      <text:p text:style-name="P15">Install Tomcat</text:p>
      <text:p text:style-name="P15">Configure SSL port forwarding</text:p>
      <text:p text:style-name="P15">Download the package to NetBeans</text:p>
      <text:p text:style-name="P15">Run the package in NetBeans</text:p>
      <text:p text:style-name="P15"/>
      <text:p text:style-name="P7">A short how-to on the deployment of the application</text:p>
      <text:h text:style-name="P9" text:outline-level="2">User Manua<text:span text:style-name="T10">l</text:span></text:h>
      <text:p text:style-name="P15">Account Registration</text:p>
      <text:p text:style-name="P15">User Login process</text:p>
      <text:p text:style-name="P15">Team roster</text:p>
      <text:p text:style-name="P15">Upgrading players</text:p>
      <text:p text:style-name="P15">Replacing Players</text:p>
      <text:p text:style-name="P15">Playing Matches</text:p>
      <text:p text:style-name="P15"/>
      <text:p text:style-name="P15">Admin console</text:p>
      <text:p text:style-name="P15"><text:soft-page-break/>Managing user accounts</text:p>
      <text:p text:style-name="P15"/>
      <text:p text:style-name="P7">User manual for the application from users perspective</text:p>
      <text:list xml:id="list20203846805342" text:continue-numbering="true" text:style-name="Numbering_20_1">
        <text:list-item>
          <text:h text:style-name="P20" text:outline-level="1">Group Work (The team)</text:h>
        </text:list-item>
      </text:list>
      <text:p text:style-name="P13">Pavel Konarik – Lead Developers</text:p>
      <text:p text:style-name="P13">Ivan – Application Styling and Match Making functionality</text:p>
      <text:p text:style-name="P13">Marek – Project Report, Testing, Support programming tasks, <text:span text:style-name="T11">GitFu master</text:span></text:p>
      <text:p text:style-name="P13"/>
      <text:p text:style-name="P13"/>
      <text:p text:style-name="P8">State how you worked as a group (brief roles and group structure) and how the GIT repository was utilised (2 paragraphs and a group diagram). </text:p>
      <text:list xml:id="list20203436181685" text:continue-numbering="true" text:style-name="Numbering_20_1">
        <text:list-item>
          <text:h text:style-name="P20" text:outline-level="1">Individual Contribution of Group Members</text:h>
        </text:list-item>
      </text:list>
      <text:p text:style-name="P12">Pavel Konarik – Lead Developers</text:p>
      <text:p text:style-name="P12">Ivan – Application Styling and Match Making functionality</text:p>
      <text:p text:style-name="P12">Marek – Project Report, Testing, Support programming tasks</text:p>
      <text:p text:style-name="P12">Issues encountered:</text:p>
      <text:p text:style-name="P12"/>
      <text:p text:style-name="P8">For each member of the group: explain your role and contribution (1 or 2 paragraphs max per group member). Describe any problems or issues encountered (1 paragraph). This part should be done separately and included in the group section of the report. </text:p>
      <text:list xml:id="list20202843509576" text:continue-numbering="true" text:style-name="Numbering_20_1">
        <text:list-item>
          <text:h text:style-name="P20" text:outline-level="1">Equality of effort statement</text:h>
        </text:list-item>
      </text:list>
      <text:p text:style-name="P14">We as group members - Pavel Konarik, Marek Ertinger and Ivan declare that we all have contributed to the group project in equal amount.</text:p>
      <text:list xml:id="list20202606246659" text:continue-numbering="true" text:style-name="Numbering_20_1">
        <text:list-item>
          <text:h text:style-name="P21" text:outline-level="1"><text:span text:style-name="T8">Appendix</text:span></text:h>
        </text:list-item>
      </text:list>
      <text:p text:style-name="P14">GitHub statis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fo:hyphenate="false"/>
    </style:style>
    <style:style style:name="Titolo_20_2" style:display-name="Titolo 2" style:family="paragraph" style:parent-style-name="Normale" style:next-style-name="Normale" style:default-outline-level="2">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fo:hyphenate="false"/>
    </style:style>
    <style:style style:name="Titolo_20_4" style:display-name="Titolo 4" style:family="paragraph" style:parent-style-name="Normale" style:next-style-name="Normale" style:default-outline-level="4">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cm" fo:margin-bottom="0cm" loext:contextual-spacing="false" fo:line-height="100%" fo:hyphenation-ladder-count="no-limit"/>
      <style:text-properties style:font-name-asian="Times New Roman2" style:font-family-asian="'Times New Roman'" style:font-family-generic-asian="roman" style:font-pitch-asian="variable" fo:hyphenate="false"/>
    </style:style>
    <style:style style:name="Testo_20_fumetto" style:display-name="Testo fumetto" style:family="paragraph" style:parent-style-name="Normale">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style-name="Normale" style:font-family-generic="roman" style:font-pitch="variable"/>
    </style:style>
    <style:style style:name="Title" style:family="paragraph" style:parent-style-name="Normale" style:next-style-name="Normale"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loext:graphic-properties draw:fill="none" draw:fill-color="#4f81bd"/>
      <style:paragraph-properties fo:margin-top="0.499cm" fo:margin-bottom="0.199cm" loext:contextual-spacing="false" fo:text-align="justify" style:justify-single-word="false" style:page-number="auto" fo:background-color="transparent">
        <style:tab-stops>
          <style:tab-stop style:position="0.573cm" style:type="center"/>
          <style:tab-stop style:position="17cm" style:type="right"/>
        </style:tab-stops>
      </style:paragraph-properties>
      <style:text-properties fo:color="#2b55ff" style:font-name="Cambria1" fo:font-family="Cambria" style:font-style-name="Grassetto"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loext:graphic-properties draw:fill="none" draw:fill-color="#4f81bd"/>
      <style:paragraph-properties fo:margin-left="0.499cm" fo:margin-right="0cm" fo:margin-top="0.3cm" fo:margin-bottom="0.15cm" loext:contextual-spacing="false" fo:text-indent="0cm" style:auto-text-indent="false" fo:background-color="transparent" style:shadow="none" text:number-lines="true" text:line-number="0"/>
      <style:text-properties fo:color="#0047ff" style:font-name="Cambria1" fo:font-family="Cambria" style:font-style-name="Grassetto"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4f81bd"/>
      <style:paragraph-properties fo:margin-left="1.598cm" fo:margin-right="0cm" fo:margin-top="0.199cm" fo:margin-bottom="0.101cm" loext:contextual-spacing="false" fo:text-indent="-0.649cm" style:auto-text-indent="false" style:page-number="auto" fo:background-color="transparent" style:shadow="none">
        <style:tab-stops>
          <style:tab-stop style:position="8.5cm" style:type="center"/>
          <style:tab-stop style:position="17cm" style:type="right"/>
        </style:tab-stops>
      </style:paragraph-properties>
      <style:text-properties fo:color="#2baad5" style:font-name="Cambria1" fo:font-family="Cambria" style:font-style-name="Grassetto" style:font-family-generic="roman"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family="'Times New Roman'" style:font-style-name="Grassetto Corsivo"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font-family-asian="'Times New Roman'" style:font-family-generic-asian="roman" style:font-pitch-asian="variable"/>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style:style>
    <style:style style:name="Titolo_20_Carattere" style:display-name="Titolo Carattere" style:family="text" style:parent-style-name="Car._20_predefinito_20_paragrafo">
      <style:text-properties fo:color="#17365d" style:font-name="Cambria" fo:font-family="Cambria" style:font-family-generic="roman" style:font-pitch="variable" fo:font-size="26pt" fo:letter-spacing="0.009cm"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style:style>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Page <text:span text:style-name="Car._20_predefinito_20_paragrafo"><text:span text:style-name="MT1"><text:page-number text:select-page="current">5</text:page-number></text:span></text:span> of <text:s/><text:span text:style-name="Car._20_predefinito_20_paragrafo"><text:span text:style-name="MT1"><text:page-count>5</text:page-count></text:span></text:span></text:p>
        <text:p text:style-name="Heading"/>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creation-date>2011-10-16T23:59:12.97</meta:creation-date>
    <meta:editing-cycles>1</meta:editing-cycles>
    <meta:editing-duration>P0D</meta:editing-duration>
    <dc:title>Document Title</dc:title>
    <dc:subject>Subject</dc:subject>
    <meta:document-statistic meta:table-count="1" meta:image-count="0" meta:object-count="0" meta:page-count="5" meta:paragraph-count="93" meta:word-count="686" meta:character-count="4503" meta:non-whitespace-character-count="3876"/>
    <meta:user-defined meta:name="Author">Author</meta:user-defined>
    <meta:template xlink:type="simple" xlink:actuate="onRequest" xlink:title="" xlink:href="../../../../../../Downloads/simplereport.odt/Normal.dotm"/>
  </office:meta>
</office:document-meta>
</file>